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Heading_20_1" style:list-style-name="WWNum1"/>
    <style:style style:name="P3" style:family="paragraph" style:parent-style-name="Title" style:master-page-name="First_20_Page">
      <style:paragraph-properties fo:text-align="center" style:justify-single-word="false" style:page-number="auto"/>
    </style:style>
    <style:style style:name="P4" style:family="paragraph" style:parent-style-name="Footer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u Projet TP4</text:p>
      <text:p text:style-name="Standard"/>
      <text:p text:style-name="Standard">Cahier des Charges :</text:p>
      <text:p text:style-name="Quote">La partie opérative est constituée de deux chariots appelés respectivement<text:line-break/>« chariot gauche » et « chariot droit ».<text:line-break/>Ces derniers sont équipés d’un disque métallique permettant une lecture de position par 9 détecteurs P1 à P9. Chaque chariot est aussi commandé par les ordres O1 à O8 permettant de monter, descendre, aller à droite et à gauche. De plus, deux capteurs par chariot permettent de connaître les positions haute et basse (GH, GB, DH, DB).</text:p>
      <text:p text:style-name="Standard"/>
      <text:p text:style-name="Standard">Le cycle démarre à l’appui du bouton <text:span text:style-name="T1">Start</text:span> et uniquement si les deux chariots sont à leur position initiales, <text:span text:style-name="T2">P1 haut</text:span> pour le chariot de gauche et <text:span text:style-name="T2">P9 haut</text:span> pour le chariot de droite.</text:p>
      <text:p text:style-name="Standard">Si un (ou les deux) chariots ne se trouve pas à sa position initiale à l’enclenchement du process, alors l’initialisation se fait pour ce (ces) chariot(s). La, ou les initialisations faites, rappuyer sur le bouton <text:span text:style-name="T1">Start</text:span> démarrera pour de bon le processus. </text:p>
      <text:p text:style-name="Standard">Pour optimiser le temps, les deux chariots devront nécessairement se déplacer en même temps, c’est pour cela que chacun aura son propre grafcet.</text:p>
      <text:list xml:id="list2029661041036727353" text:style-name="WWNum1">
        <text:list-item>
          <text:h text:style-name="P2" text:outline-level="1">Le Chariot Gauche</text:h>
        </text:list-item>
      </text:list>
      <text:p text:style-name="P1">Le chariot de gauche est piloté par le grafcet <text:span text:style-name="T3">GRAFG</text:span>.</text:p>
      <text:p text:style-name="Standard">Ce dernier gère les étapes 1, 2, 5 et 6 du cycle.</text:p>
      <text:p text:style-name="Standard">Au lancement du cycle, le chariot se met en position <text:span text:style-name="T2">bas</text:span> puis avance en <text:span text:style-name="T2">P2</text:span> pour enfin remonter en position <text:span text:style-name="T2">haut</text:span>. Une fois la pièce remontée, le chariot ira se positionner en <text:span text:style-name="T2">P5</text:span> seulement si la position est libre. Une fois en <text:span text:style-name="T2">P5</text:span>, la pièce est descendue. </text:p>
      <text:p text:style-name="Standard">Quand la pièce est dans le liquide, <text:span text:style-name="T3">le timer de 5s se lance</text:span> et le chariot va en <text:span text:style-name="T2">P3</text:span>, attendre que les étapes 3 et 4 se réalisent.</text:p>
      <text:p text:style-name="Standard">Quand la pièce est dans le bassin 4 et que le chariot droit n’est plus en position <text:span text:style-name="T2">P4</text:span>, alors le process du chariot gauche peut continuer : <text:span text:style-name="T2">toujours en position bas</text:span>, le chariot se déplace en <text:span text:style-name="T2">P4</text:span> pour attraper la pièce.</text:p>
      <text:p text:style-name="Standard">Une fois le <text:span text:style-name="T3">processus précédent</text:span> et les <text:span text:style-name="T3">5s passées</text:span>, la pièce est <text:span text:style-name="T2">relevée</text:span> avant d’être déplacée en <text:span text:style-name="T2">P2</text:span> puis <text:span text:style-name="T2">abaissée</text:span>. Un mouvement vers la gauche en position <text:span text:style-name="T2">basse</text:span> laissera la pièce au sol, en <text:span text:style-name="T2">P2</text:span>, tandis que le câble sera relevé en haut : le chariot gauche sera en <text:span text:style-name="T2">P1</text:span> position <text:span text:style-name="T2">haute</text:span>, sa position par défaut.</text:p>
      <text:list xml:id="list35629401" text:continue-numbering="true" text:style-name="WWNum1">
        <text:list-item>
          <text:h text:style-name="P2" text:outline-level="1">Le Chariot Droit</text:h>
        </text:list-item>
      </text:list>
      <text:p text:style-name="P1">Le chariot de droit est quant à lui piloté par le grafcet <text:span text:style-name="T3">GRAFD</text:span>.</text:p>
      <text:p text:style-name="Standard">Ce grafcet réalise les étapes 3 et 4 du cycle.</text:p>
      <text:p text:style-name="Standard">Au lancement du cycle, le chariot droit se mettra en position <text:span text:style-name="T2">P6 bas</text:span> et attendra que la pièce soit mise dans le bac par le chariot de gauche.</text:p>
      <text:p text:style-name="Standard">Quand la pièce est dans le bac 5 et que le capteur <text:span text:style-name="T3">P5 est à 0</text:span>, le chariot droit se déplace à gauche pour attraper la pièce. Le chariot attendra que les <text:span text:style-name="T3">5s du timer se terminent</text:span> (il est possible que les <text:soft-page-break/>actions des deux chariots durent plus de 5s ; dans ce cas, le chariot n’aura pas à attendre) et lèvera la pièce en position <text:span text:style-name="T2">haut</text:span> puis en <text:span text:style-name="T2">P8</text:span> avant de la <text:span text:style-name="T2">baisser</text:span> dans le bassin 8 pendant <text:span text:style-name="T2">5s</text:span>.</text:p>
      <text:p text:style-name="P1">Une fois les 5s terminées, la pièce est sortie du bassin et aucun mouvement ne sera réalisé à moins que le chariot gauche ne soit plus en P4.</text:p>
      <text:p text:style-name="Standard">Pour plus de sécurité, une étape intermédiaire est ajoutée : elle vérifiera si le chariot de gauche est en position P3, et si ce n’est pas le cas, attendra en P5.</text:p>
      <text:p text:style-name="Standard">En P4, la pièce sera baissée dans le bassin puis le chariot s’en ira à sa position initiale, c’est-à-dire en <text:span text:style-name="T2">P9 haut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e" style:family="paragraph" style:parent-style-name="Standard" style:default-outline-level="" style:list-style-name="">
      <style:paragraph-properties fo:margin-left="1.524cm" fo:margin-right="1.524cm" fo:margin-top="0.353cm" fo:margin-bottom="0.282cm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Citation_20_Car" style:display-name="Citation Car" style:family="text" style:parent-style-name="Default_20_Paragraph_20_Font">
      <style:text-properties fo:color="#404040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Martelet Curtis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ier Kantique</meta:initial-creator>
    <meta:editing-cycles>15</meta:editing-cycles>
    <meta:creation-date>2022-10-25T22:21:00</meta:creation-date>
    <dc:date>2022-11-08T15:40:40.68</dc:date>
    <meta:editing-duration>PT5M56S</meta:editing-duration>
    <meta:generator>OpenOffice/4.1.13$Win32 OpenOffice.org_project/4113m1$Build-9810</meta:generator>
    <meta:document-statistic meta:table-count="0" meta:image-count="0" meta:object-count="0" meta:page-count="2" meta:paragraph-count="24" meta:word-count="601" meta:character-count="3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